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bold" officeooo:rsid="0018935d" officeooo:paragraph-rsid="0018935d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18935d" officeooo:paragraph-rsid="0018935d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style:font-name="Liberation Serif" fo:font-size="20pt" fo:font-style="italic" style:text-underline-style="none" fo:font-weight="bold" officeooo:rsid="0018935d" officeooo:paragraph-rsid="0018935d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 style:list-style-name="L1">
      <style:text-properties style:font-name="Liberation Serif" fo:font-size="20pt" fo:font-style="italic" style:text-underline-style="none" fo:font-weight="normal" officeooo:rsid="0018935d" officeooo:paragraph-rsid="0018935d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style:font-name="Liberation Serif" fo:font-size="20pt" fo:font-style="italic" style:text-underline-style="none" fo:font-weight="normal" officeooo:rsid="0018935d" officeooo:paragraph-rsid="0018935d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 style:list-style-name="L2">
      <style:text-properties style:font-name="Liberation Serif" fo:font-size="20pt" fo:font-style="italic" style:text-underline-style="none" fo:font-weight="normal" officeooo:rsid="0018935d" officeooo:paragraph-rsid="0018935d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 style:list-style-name="L3">
      <style:text-properties style:font-name="Liberation Serif" fo:font-size="20pt" fo:font-style="italic" style:text-underline-style="none" fo:font-weight="normal" officeooo:rsid="0018935d" officeooo:paragraph-rsid="0018935d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 style:list-style-name="L4">
      <style:text-properties style:font-name="Liberation Serif" fo:font-size="20pt" fo:font-style="italic" style:text-underline-style="none" fo:font-weight="normal" officeooo:rsid="0019cb36" officeooo:paragraph-rsid="0019cb36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text-properties style:font-name="Liberation Serif" fo:font-size="20pt" fo:font-style="italic" style:text-underline-style="none" fo:font-weight="normal" officeooo:rsid="0019cb36" officeooo:paragraph-rsid="0019cb36" style:font-size-asian="17.5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text-properties style:font-name="Liberation Serif" fo:font-size="20pt" fo:font-style="italic" style:text-underline-style="none" fo:font-weight="bold" officeooo:rsid="0019cb36" officeooo:paragraph-rsid="0019cb36" style:font-size-asian="17.5pt" style:font-style-asian="italic" style:font-weight-asian="bold" style:font-size-complex="20pt" style:font-style-complex="italic" style:font-weight-complex="bold"/>
    </style:style>
    <style:style style:name="P11" style:family="paragraph" style:parent-style-name="Standard" style:list-style-name="L5">
      <style:text-properties style:font-name="Liberation Serif" fo:font-size="20pt" fo:font-style="italic" style:text-underline-style="none" fo:font-weight="normal" officeooo:rsid="0019cb36" officeooo:paragraph-rsid="0019cb36" style:font-size-asian="17.5pt" style:font-style-asian="italic" style:font-weight-asian="normal" style:font-size-complex="20pt" style:font-style-complex="italic" style:font-weight-complex="normal"/>
    </style:style>
    <style:style style:name="P12" style:family="paragraph" style:parent-style-name="Standard" style:list-style-name="L6">
      <style:text-properties style:font-name="Liberation Serif" fo:font-size="20pt" fo:font-style="italic" style:text-underline-style="none" fo:font-weight="normal" officeooo:rsid="0019cb36" officeooo:paragraph-rsid="0019cb36" style:font-size-asian="17.5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Security</text:p>
      <text:p text:style-name="P1"/>
      <text:p text:style-name="P2">UNIT I</text:p>
      <text:p text:style-name="P2"/>
      <text:p text:style-name="P3">Introduction</text:p>
      <text:list text:style-name="L1">
        <text:list-item>
          <text:p text:style-name="P4">What does “secure” mean?</text:p>
        </text:list-item>
        <text:list-item>
          <text:p text:style-name="P4">Attacks</text:p>
        </text:list-item>
        <text:list-item>
          <text:p text:style-name="P4">Meaning of Computer Security &amp; Cyber Security</text:p>
        </text:list-item>
        <text:list-item>
          <text:p text:style-name="P4">Cyber Criminals</text:p>
        </text:list-item>
        <text:list-item>
          <text:p text:style-name="P4">Methods of defence</text:p>
        </text:list-item>
      </text:list>
      <text:p text:style-name="P5"/>
      <text:p text:style-name="P3">Cyber Security</text:p>
      <text:list text:style-name="L2">
        <text:list-item>
          <text:p text:style-name="P6">Making Business case</text:p>
        </text:list-item>
        <text:list-item>
          <text:p text:style-name="P6">Quantifying security</text:p>
        </text:list-item>
        <text:list-item>
          <text:p text:style-name="P6">Modeling cyber security</text:p>
        </text:list-item>
        <text:list-item>
          <text:p text:style-name="P6">Current research &amp; future directions</text:p>
        </text:list-item>
      </text:list>
      <text:p text:style-name="P5"/>
      <text:p text:style-name="P2">UNIT II</text:p>
      <text:p text:style-name="P2"/>
      <text:p text:style-name="P3">System Security</text:p>
      <text:list text:style-name="L3">
        <text:list-item>
          <text:p text:style-name="P7">Intruders, Intruders detection &amp; Password management</text:p>
        </text:list-item>
        <text:list-item>
          <text:p text:style-name="P7">Malicious Software – Viruses &amp; related threats</text:p>
        </text:list-item>
        <text:list-item>
          <text:p text:style-name="P7">Firewalls – Design principle, established system</text:p>
        </text:list-item>
        <text:list-item>
          <text:p text:style-name="P7">Interception, Interruption, Modification &amp; Fabrication</text:p>
        </text:list-item>
        <text:list-item>
          <text:p text:style-name="P7">Crackers &amp; Career Criminals</text:p>
        </text:list-item>
        <text:list-item>
          <text:p text:style-name="P7">Vulnerability &amp; Abuses</text:p>
        </text:list-item>
        <text:list-item>
          <text:p text:style-name="P7">Transient &amp; Resident Virus</text:p>
        </text:list-item>
        <text:list-item>
          <text:p text:style-name="P7">Control against threats</text:p>
        </text:list-item>
      </text:list>
      <text:p text:style-name="P5"/>
      <text:p text:style-name="P2"><text:soft-page-break/>UNIT III<text:line-break/></text:p>
      <text:p text:style-name="P3">Cryptography</text:p>
      <text:list text:style-name="L4">
        <text:list-item>
          <text:p text:style-name="P8">Introduction to cryptography – Encryption &amp; Decryption</text:p>
        </text:list-item>
        <text:list-item>
          <text:p text:style-name="P8">Plain text &amp; Cipher text</text:p>
        </text:list-item>
        <text:list-item>
          <text:p text:style-name="P8">Types of Cryptography</text:p>
        </text:list-item>
        <text:list-item>
          <text:p text:style-name="P8">Cryptanalysis</text:p>
        </text:list-item>
      </text:list>
      <text:p text:style-name="P9"/>
      <text:p text:style-name="P10">Network Security</text:p>
      <text:list text:style-name="L5">
        <text:list-item>
          <text:p text:style-name="P11">Protocols – Digital Signature Standards</text:p>
        </text:list-item>
        <text:list-item>
          <text:p text:style-name="P11">Electronic mail security</text:p>
        </text:list-item>
        <text:list-item>
          <text:p text:style-name="P11">MIME</text:p>
        </text:list-item>
      </text:list>
      <text:p text:style-name="P9"/>
      <text:p text:style-name="P10">Web Security</text:p>
      <text:list text:style-name="L6">
        <text:list-item>
          <text:p text:style-name="P12">Secure Socket Layers(SSL)</text:p>
        </text:list-item>
        <text:list-item>
          <text:p text:style-name="P12">Secure Electronic Transactions(SET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2:34:18.624454714</meta:creation-date>
    <dc:date>2025-08-24T22:55:19.476600482</dc:date>
    <meta:editing-duration>PT8M36S</meta:editing-duration>
    <meta:editing-cycles>1</meta:editing-cycles>
    <meta:document-statistic meta:table-count="0" meta:image-count="0" meta:object-count="0" meta:page-count="2" meta:paragraph-count="36" meta:word-count="139" meta:character-count="891" meta:non-whitespace-character-count="809"/>
    <meta:generator>LibreOffice/24.8.7.2$Linux_X86_64 LibreOffice_project/480$Build-2</meta:generator>
  </office:meta>
</office:document-meta>
</file>